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de59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resampled data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on training set</text:p>
          </table:table-cell>
          <table:table-cell table:style-name="ce3" office:value-type="string" calcext:value-type="string">
            <text:p>on test set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ataset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2</text:p>
          </table:table-cell>
          <table:table-cell table:style-name="ce7" office:value-type="string" calcext:value-type="string">
            <text:p>epoch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9398599863052" calcext:value-type="float">
            <text:p>0.269398599863052</text:p>
          </table:table-cell>
          <table:table-cell office:value-type="float" office:value="0.0724761169803225" calcext:value-type="float">
            <text:p>0.072476116980323</text:p>
          </table:table-cell>
          <table:table-cell office:value-type="float" office:value="0.0278992049668949" calcext:value-type="float">
            <text:p>0.027899204966895</text:p>
          </table:table-cell>
          <table:table-cell office:value-type="float" office:value="0.96659248250986" calcext:value-type="float">
            <text:p>0.96659248250986</text:p>
          </table:table-cell>
          <table:table-cell table:style-name="ce7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759564181187247" calcext:value-type="float">
            <text:p>0.075956418118725</text:p>
          </table:table-cell>
          <table:table-cell office:value-type="float" office:value="0.0292096353923405" calcext:value-type="float">
            <text:p>0.029209635392341</text:p>
          </table:table-cell>
          <table:table-cell office:value-type="float" office:value="0.963257999656602" calcext:value-type="float">
            <text:p>0.963257999656602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5486850738525" calcext:value-type="float">
            <text:p>0.375486850738525</text:p>
          </table:table-cell>
          <table:table-cell office:value-type="float" office:value="0.218750060336406" calcext:value-type="float">
            <text:p>0.218750060336406</text:p>
          </table:table-cell>
          <table:table-cell office:value-type="float" office:value="0.136023475373174" calcext:value-type="float">
            <text:p>0.136023475373174</text:p>
          </table:table-cell>
          <table:table-cell office:value-type="float" office:value="0.695630899502887" calcext:value-type="float">
            <text:p>0.6956308995028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set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993663549423" calcext:value-type="float">
            <text:p>0.262993663549423</text:p>
          </table:table-cell>
          <table:table-cell office:value-type="float" office:value="0.089341537265154" calcext:value-type="float">
            <text:p>0.089341537265154</text:p>
          </table:table-cell>
          <table:table-cell office:value-type="float" office:value="0.0379072988817683" calcext:value-type="float">
            <text:p>0.037907298881768</text:p>
          </table:table-cell>
          <table:table-cell office:value-type="float" office:value="0.949611652316573" calcext:value-type="float">
            <text:p>0.949611652316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4417032003403" calcext:value-type="float">
            <text:p>0.254417032003403</text:p>
          </table:table-cell>
          <table:table-cell office:value-type="float" office:value="0.089341537265154" calcext:value-type="float">
            <text:p>0.089341537265154</text:p>
          </table:table-cell>
          <table:table-cell office:value-type="float" office:value="0.029621027122174" calcext:value-type="float">
            <text:p>0.029621027122174</text:p>
          </table:table-cell>
          <table:table-cell office:value-type="float" office:value="0.965130162216044" calcext:value-type="float">
            <text:p>0.9651301622160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7959191799164" calcext:value-type="float">
            <text:p>0.377959191799164</text:p>
          </table:table-cell>
          <table:table-cell office:value-type="float" office:value="0.222466980109411" calcext:value-type="float">
            <text:p>0.222466980109411</text:p>
          </table:table-cell>
          <table:table-cell office:value-type="float" office:value="0.140976431834065" calcext:value-type="float">
            <text:p>0.140976431834065</text:p>
          </table:table-cell>
          <table:table-cell office:value-type="float" office:value="0.687193313292459" calcext:value-type="float">
            <text:p>0.687193313292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843656539917" calcext:value-type="float">
            <text:p>0.37843656539917</text:p>
          </table:table-cell>
          <table:table-cell office:value-type="float" office:value="0.222641374988454" calcext:value-type="float">
            <text:p>0.222641374988454</text:p>
          </table:table-cell>
          <table:table-cell office:value-type="float" office:value="0.140351549635174" calcext:value-type="float">
            <text:p>0.140351549635174</text:p>
          </table:table-cell>
          <table:table-cell office:value-type="float" office:value="0.686780524078187" calcext:value-type="float">
            <text:p>0.686780524078187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8:07:14.991618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15:49:03.575891738</meta:creation-date>
    <meta:editing-duration>PT42M52S</meta:editing-duration>
    <meta:editing-cycles>5</meta:editing-cycles>
    <meta:generator>LibreOffice/6.4.7.2$Linux_X86_64 LibreOffice_project/40$Build-2</meta:generator>
    <dc:date>2022-11-18T18:54:44.185426346</dc:date>
    <meta:document-statistic meta:table-count="1" meta:cell-count="54" meta:object-count="0"/>
  </office:meta>
</office:document-meta>
</file>